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11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EST_TILE&quot;;&quot;UNPASSABLE_TILE&quot;;&quot;EXPENSIVE_TILE&quot;)" table:allow-empty-cell="true" table:display-list="unsorted" table:base-cell-address="testMap2.A5">
          <table:error-message table:message-type="stop" table:display="true"/>
        </table:content-validation>
      </table:content-validations>
      <table:table table:name="testMap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FUTURE_WARS_MAP_FORMAT</text:p>
          </table:table-cell>
          <table:table-cell table:number-columns-repeated="3"/>
          <table:table-cell office:value-type="string" calcext:value-type="string">
            <text:p>Tempalte Tile:</text:p>
          </table:table-cell>
          <table:table-cell table:content-validation-name="val1" office:value-type="string" calcext:value-type="string">
            <text:p>TEST_T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ields</text:p>
          </table:table-cell>
          <table:table-cell table:number-columns-repeated="23"/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content-validation-name="val1" office:value-type="string" calcext:value-type="string">
            <text:p>UNPASSABL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7" table:content-validation-name="val1" office:value-type="string" calcext:value-type="string">
            <text:p>TEST_TILE</text:p>
          </table:table-cell>
          <table:table-cell table:number-columns-repeated="3" table:content-validation-name="val1" office:value-type="string" calcext:value-type="string">
            <text:p>EXPENSIVE_TILE</text:p>
          </table:table-cell>
          <table:table-cell table:number-columns-repeated="1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7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1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7" table:content-validation-name="val1" office:value-type="string" calcext:value-type="string">
            <text:p>TEST_TILE</text:p>
          </table:table-cell>
          <table:table-cell table:number-columns-repeated="3" table:content-validation-name="val1" office:value-type="string" calcext:value-type="string">
            <text:p>EXPENSIVE_TILE</text:p>
          </table:table-cell>
          <table:table-cell table:number-columns-repeated="1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6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13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number-columns-repeated="2" table:content-validation-name="val1" office:value-type="string" calcext:value-type="string">
            <text:p>EXPENSIVE_TILE</text:p>
          </table:table-cell>
          <table:table-cell table:number-columns-repeated="16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5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15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15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15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number-columns-repeated="2" table:content-validation-name="val1" office:value-type="string" calcext:value-type="string">
            <text:p>EXPENSIVE_TILE</text:p>
          </table:table-cell>
          <table:table-cell table:number-columns-repeated="16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EXPENSIV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1:22:10.798089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1:25:57.279100491</dc:date>
    <meta:editing-duration>PT9M7S</meta:editing-duration>
    <meta:editing-cycles>5</meta:editing-cycles>
    <meta:generator>LibreOffice/24.2.2.2$Linux_X86_64 LibreOffice_project/420$Build-2</meta:generator>
    <meta:document-statistic meta:table-count="1" meta:cell-count="416" meta:object-count="0"/>
  </office:meta>
</office:document-meta>
</file>